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  <style:font-face style:name="times new" svg:font-family="'times new'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paragraph-rsid="001d1bf0"/>
    </style:style>
    <style:style style:name="P2" style:family="paragraph" style:parent-style-name="Standard">
      <style:text-properties officeooo:paragraph-rsid="001d1bf0"/>
    </style:style>
    <style:style style:name="P3" style:family="paragraph" style:parent-style-name="Standard">
      <style:text-properties style:font-name="Freeserif" fo:font-style="italic" officeooo:rsid="0022a2d4" officeooo:paragraph-rsid="0022a2d4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paragraph-rsid="001d1bf0"/>
    </style:style>
    <style:style style:name="P5" style:family="paragraph" style:parent-style-name="Text_20_body">
      <style:paragraph-properties fo:text-align="justify" style:justify-single-word="false"/>
      <style:text-properties style:font-name="Freeserif" fo:font-size="12pt" officeooo:rsid="001f129c" officeooo:paragraph-rsid="001f129c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Freeserif" officeooo:rsid="0021daf9" officeooo:paragraph-rsid="0021daf9"/>
    </style:style>
    <style:style style:name="P7" style:family="paragraph" style:parent-style-name="Text_20_body">
      <style:paragraph-properties fo:text-align="justify" style:justify-single-word="false"/>
      <style:text-properties style:font-name="Freeserif" officeooo:rsid="0022a2d4" officeooo:paragraph-rsid="0022a2d4"/>
    </style:style>
    <style:style style:name="P8" style:family="paragraph" style:parent-style-name="Text_20_body">
      <style:paragraph-properties fo:text-align="justify" style:justify-single-word="false"/>
      <style:text-properties style:font-name="Freeserif" officeooo:paragraph-rsid="001f129c"/>
    </style:style>
    <style:style style:name="P9" style:family="paragraph" style:parent-style-name="Title" style:master-page-name="Standard">
      <style:paragraph-properties fo:text-align="center" style:justify-single-word="false" style:page-number="auto"/>
      <style:text-properties officeooo:paragraph-rsid="001d1bf0"/>
    </style:style>
    <style:style style:name="P10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IBM Plex Mono" officeooo:paragraph-rsid="001f129c"/>
    </style:style>
    <style:style style:name="P11" style:family="paragraph" style:parent-style-name="normal">
      <style:paragraph-properties fo:text-align="end" style:justify-single-word="false"/>
      <style:text-properties officeooo:paragraph-rsid="001f129c"/>
    </style:style>
    <style:style style:name="P12" style:family="paragraph" style:parent-style-name="normal">
      <style:paragraph-properties fo:text-align="justify" style:justify-single-word="false"/>
      <style:text-properties officeooo:paragraph-rsid="001f129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129c" style:font-size-asian="12pt" style:font-size-complex="12pt"/>
    </style:style>
    <style:style style:name="T3" style:family="text">
      <style:text-properties fo:font-size="12pt" officeooo:rsid="00208302" style:font-size-asian="12pt" style:font-size-complex="12pt"/>
    </style:style>
    <style:style style:name="T4" style:family="text">
      <style:text-properties fo:font-size="12pt" officeooo:rsid="0021daf9" style:font-size-asian="12pt" style:font-size-complex="12pt"/>
    </style:style>
    <style:style style:name="T5" style:family="text">
      <style:text-properties fo:font-size="12pt" officeooo:rsid="00227a39" style:font-size-asian="12pt" style:font-size-complex="12pt"/>
    </style:style>
    <style:style style:name="T6" style:family="text">
      <style:text-properties fo:font-size="12pt" officeooo:rsid="0022a2d4" style:font-size-asian="12pt" style:font-size-complex="12pt"/>
    </style:style>
    <style:style style:name="T7" style:family="text">
      <style:text-properties style:font-name="Nimbus Sans" fo:font-size="28pt" fo:font-weight="bold" officeooo:rsid="001d1bf0" style:font-name-asian="Nimbus Sans1" style:font-size-asian="28pt" style:font-weight-asian="bold" style:font-name-complex="FreeSans" style:font-size-complex="28pt" style:font-weight-complex="bold"/>
    </style:style>
    <style:style style:name="T8" style:family="text">
      <style:text-properties style:font-name="Nimbus Sans" fo:font-size="28pt" fo:font-weight="bold" officeooo:rsid="001f129c" style:font-name-asian="Nimbus Sans1" style:font-size-asian="28pt" style:font-weight-asian="bold" style:font-name-complex="FreeSans" style:font-size-complex="28pt" style:font-weight-complex="bold"/>
    </style:style>
    <style:style style:name="T9" style:family="text">
      <style:text-properties style:font-name="Nimbus Sans" fo:font-size="18pt" officeooo:rsid="001d1bf0" style:font-name-asian="Nimbus Sans1" style:font-size-asian="18pt" style:font-name-complex="FreeSans" style:font-size-complex="18pt"/>
    </style:style>
    <style:style style:name="T10" style:family="text">
      <style:text-properties officeooo:rsid="0017d2f1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Relatório</text:span><text:span text:style-name="T10"> – </text:span><text:span text:style-name="T7">An Educational Arduino Robot for Visual Deep</text:span></text:p>
      <text:p text:style-name="P4"><text:span text:style-name="T7">Learning Experiments</text:span></text:p>
      <text:p text:style-name="P1"><text:span text:style-name="T10">Gabriel Gian, </text:span><text:span text:style-name="T9">7</text:span><text:span text:style-name="T10">° período</text:span></text:p>
      <text:p text:style-name="P2"/>
      <text:p text:style-name="P3">Acesso: https://doi.org/10.1109/FSKD.2018.8687137</text:p>
      <text:p text:style-name="P10"/>
      <text:p text:style-name="P10"/>
      <text:p text:style-name="P5">01. O problema apresentado pelo artigo reside no fato de que estudantes de engenharia necessitam de um ambiente de estudo mais tangível e maleável para melhor absorver o estudo do seu campo.</text:p>
      <text:p text:style-name="P8"><text:span text:style-name="T2">02. A criação </text:span><text:span text:style-name="T3">de um robô educacional baseado em um smartphone, que pro</text:span><text:span text:style-name="T4">vém imagens por meio da câmera que são analisadas por um algoritmo de Deep Learning </text:span><text:span text:style-name="T5">visual, estando acoplado a um Arduino Uno equipado com servomotores e sensores de ultrassom para a movimentação do robô</text:span><text:span text:style-name="T4">.</text:span></text:p>
      <text:p text:style-name="P6"><text:span text:style-name="T1">03. </text:span><text:span text:style-name="T6">O Arduino permitiu que os estudantes experimentassem com mecanismos de movimentação e algoritmos de predição de caminhos de maneira automatizada e relativamente simples e barata.</text:span></text:p>
      <text:p text:style-name="P7"><text:span text:style-name="T1">04. O projeto se provou conclusivo ao que se propôs, provando a viabilidade da coleta de dados em movimentação física e seu processamento em tempo real com algoritmos de aprendizado profundo.</text:span></text:p>
      <text:p text:style-name="P7"><text:span text:style-name="T1">05. Embora tenha usado uma metodologia extremamente simples e direta, e não tenha apresentado com muita clareza os resultados obtidos no que concerne a dados concretos resultantes, o trabalho apresentou bem o método e o equipamento utilizado, assim como apresentou uma proposta interessante do uso do aprendizado profundo e da motorização de itens eletrônicos inteligen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  <style:font-face style:name="times new" svg:font-family="'times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Gian Fonseca Lemos</meta:initial-creator>
    <meta:editing-cycles>16</meta:editing-cycles>
    <meta:creation-date>2022-03-16T19:43:00</meta:creation-date>
    <dc:date>2022-03-18T21:00:18.570039302</dc:date>
    <meta:editing-duration>PT1H32M47S</meta:editing-duration>
    <meta:generator>LibreOffice/7.3.1.3$Linux_X86_64 LibreOffice_project/30$Build-3</meta:generator>
    <meta:document-statistic meta:table-count="0" meta:image-count="0" meta:object-count="0" meta:page-count="1" meta:paragraph-count="9" meta:word-count="206" meta:character-count="1359" meta:non-whitespace-character-count="1161"/>
    <meta:user-defined meta:name="AppVersion">15.0000</meta:user-defined>
    <meta:template xlink:type="simple" xlink:actuate="onRequest" xlink:title="Normal" xlink:href=""/>
  </office:meta>
</office:document-meta>
</file>